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1pt" style:text-underline-style="solid" style:text-underline-width="auto" style:text-underline-color="font-color" fo:font-weight="bold" officeooo:rsid="0025fb15" officeooo:paragraph-rsid="0010ac3f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officeooo:paragraph-rsid="0010ac3f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/>
      <style:text-properties officeooo:rsid="0024ce5d" officeooo:paragraph-rsid="0010ac3f"/>
    </style:style>
    <style:style style:name="P4" style:family="paragraph" style:parent-style-name="Text_20_body" style:list-style-name="L7">
      <style:paragraph-properties fo:margin-top="0in" fo:margin-bottom="0in" loext:contextual-spacing="false" fo:line-height="100%" style:writing-mode="lr-tb"/>
      <style:text-properties fo:font-size="11pt" officeooo:paragraph-rsid="0010ac3f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fo:font-size="11pt" officeooo:paragraph-rsid="0010ac3f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paragraph-rsid="0010ac3f" style:text-blinking="false" fo:background-color="#ffffff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paragraph-rsid="0010ac3f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rsid="00131f89" officeooo:paragraph-rsid="0010ac3f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0ac3f" style:text-blinking="false" fo:background-color="#ffffff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31f89" officeooo:paragraph-rsid="0010ac3f" style:text-blinking="false" fo:background-color="transparent" style:font-weight-asian="normal" style:font-weight-complex="normal"/>
    </style:style>
    <style:style style:name="P11" style:family="paragraph" style:parent-style-name="Text_20_body" style:list-style-name="L1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10ac3f" style:text-blinking="false" fo:background-color="transparent" style:font-weight-asian="normal" style:font-weight-complex="normal"/>
    </style:style>
    <style:style style:name="P12" style:family="paragraph" style:parent-style-name="Text_20_body" style:list-style-name="L8">
      <loext:graphic-properties draw:fill="none"/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officeooo:paragraph-rsid="0010ac3f" style:text-blinking="false" fo:background-color="transparent"/>
    </style:style>
    <style:style style:name="P13" style:family="paragraph" style:parent-style-name="Text_20_body" style:list-style-name="L7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96377" officeooo:paragraph-rsid="0010ac3f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officeooo:rsid="00196377" officeooo:paragraph-rsid="0010ac3f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bold" officeooo:rsid="001533c2" officeooo:paragraph-rsid="0010ac3f" style:text-blinking="false" fo:background-color="transparent" style:font-size-asian="10pt" style:font-size-complex="10pt"/>
    </style:style>
    <style:style style:name="P16" style:family="paragraph" style:parent-style-name="Text_20_body" style:list-style-name="L7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377" officeooo:paragraph-rsid="0010ac3f" style:text-blinking="false" fo:background-color="transparent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1" fo:font-size="11pt" fo:font-style="italic" style:text-underline-style="none" fo:font-weight="normal" officeooo:paragraph-rsid="0010ac3f" style:text-blinking="false" fo:background-color="transparent"/>
    </style:style>
    <style:style style:name="P1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252525" style:text-line-through-style="none" style:text-line-through-type="none" style:font-name="Arial1" fo:font-size="11pt" fo:font-style="italic" style:text-underline-style="none" fo:font-weight="normal" officeooo:rsid="0034ecd5" officeooo:paragraph-rsid="0010ac3f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officeooo:paragraph-rsid="0010ac3f"/>
    </style:style>
    <style:style style:name="P20" style:family="paragraph" style:parent-style-name="Text_20_body" style:list-style-name="L5"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1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2" style:family="paragraph" style:parent-style-name="Text_20_body" style:list-style-name="L8">
      <loext:graphic-properties draw:fill="none"/>
      <style:paragraph-properties fo:margin-top="0in" fo:margin-bottom="0in" loext:contextual-spacing="false" fo:line-height="100%" style:writing-mode="lr-tb"/>
      <style:text-properties officeooo:paragraph-rsid="0010ac3f"/>
    </style:style>
    <style:style style:name="P23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10ac3f"/>
    </style:style>
    <style:style style:name="P24" style:family="paragraph" style:parent-style-name="Text_20_body">
      <style:paragraph-properties fo:margin-top="0in" fo:margin-bottom="0in" loext:contextual-spacing="false" fo:line-height="100%" fo:text-align="justify" style:justify-single-word="false" style:writing-mode="lr-tb"/>
      <style:text-properties fo:font-size="10pt" fo:font-weight="normal" officeooo:paragraph-rsid="0010ac3f" style:font-size-asian="10pt" style:font-size-complex="10pt"/>
    </style:style>
    <style:style style:name="P25" style:family="paragraph" style:parent-style-name="Text_20_body" style:list-style-name="L8" style:master-page-name="">
      <loext:graphic-properties draw:fill="none"/>
      <style:paragraph-properties fo:margin-top="0in" fo:margin-bottom="0in" loext:contextual-spacing="false" fo:line-height="100%" style:page-number="auto" style:writing-mode="lr-tb"/>
      <style:text-properties officeooo:paragraph-rsid="0010ac3f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8pt" fo:font-style="normal" style:text-underline-style="none" fo:font-weight="normal" officeooo:rsid="0011c635" officeooo:paragraph-rsid="0010ac3f" style:text-blinking="false" fo:background-color="transparent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10ac3f" style:text-blinking="false" fo:background-color="#ffffff"/>
    </style:style>
    <style:style style:name="P28" style:family="paragraph" style:parent-style-name="Text_20_body" style:list-style-name="L6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officeooo:paragraph-rsid="0010ac3f" style:text-blinking="false" fo:background-color="transparent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officeooo:paragraph-rsid="0010ac3f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officeooo:paragraph-rsid="0010ac3f"/>
    </style:style>
    <style:style style:name="P31" style:family="paragraph" style:parent-style-name="Text_20_body" style:list-style-name="L5">
      <style:paragraph-properties fo:margin-left="0in" fo:margin-right="0.0311in" fo:margin-top="0in" fo:margin-bottom="0in" loext:contextual-spacing="false" fo:line-height="100%" fo:text-indent="0in" style:auto-text-indent="false" style:writing-mode="lr-tb"/>
      <style:text-properties fo:font-variant="normal" fo:text-transform="none" fo:color="#24292e" style:text-line-through-style="none" style:text-line-through-type="none" style:font-name="Arial" fo:font-size="11pt" fo:letter-spacing="normal" fo:font-style="normal" style:text-underline-style="none" fo:font-weight="normal" officeooo:rsid="00292049" officeooo:paragraph-rsid="0010ac3f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724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724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96377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 style:font-size-asian="11pt" style:font-style-asian="normal" style:font-size-complex="11pt" style:font-style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9d90" style:text-blinking="false" fo:background-color="#ffffff" loext:char-shading-value="0" style:font-size-asian="11pt" style:font-style-asian="normal" style:font-size-complex="11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7a78" style:text-blinking="false" fo:background-color="#ffffff" loext:char-shading-value="0" style:font-size-asian="11pt" style:font-style-asian="normal" style:font-size-complex="11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1c635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#ffffff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9d90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1c635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31f89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5b80c" style:text-blinking="false" fo:background-color="#ffffff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0fb50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ee2e8" style:text-blinking="false" fo:background-color="#ffffff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d44e7" style:text-blinking="false" fo:background-color="#ffffff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65d6" style:text-blinking="false" fo:background-color="#ffffff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4ce5d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58b2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1c635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4ecd5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1d77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32aff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4bc64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5fb15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089dd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6e9a5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65496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92049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8eeec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bold" officeooo:rsid="001a4f61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officeooo:rsid="001a4f61" style:text-blinking="false" fo:background-color="transparent" loext:char-shading-value="0" style:font-weight-asian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officeooo:rsid="001a4f61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solid" style:text-underline-width="auto" style:text-underline-color="font-color" fo:font-weight="bold" officeooo:rsid="003089d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officeooo:rsid="003089dd" style:text-blinking="false" fo:background-color="transparent" loext:char-shading-value="0" style:font-style-asian="italic" style:font-style-complex="italic"/>
    </style:style>
    <style:style style:name="T4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1533c2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1b9515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16e9a5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officeooo:rsid="0034ecd5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48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#ffffff" loext:char-shading-value="0" style:font-size-asian="11pt" style:font-style-asian="normal" style:font-size-complex="11pt" style:font-style-complex="normal"/>
    </style:style>
    <style:style style:name="T49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11c635" style:text-blinking="false" fo:background-color="#ffffff" loext:char-shading-value="0" style:font-size-asian="11pt" style:font-size-complex="11pt"/>
    </style:style>
    <style:style style:name="T50" style:family="text">
      <style:text-properties fo:font-variant="normal" fo:text-transform="none" fo:color="#cccccc" style:text-line-through-style="none" style:text-line-through-type="none" style:font-name="Arial1" fo:font-style="normal" style:text-underline-style="none" style:text-blinking="false" fo:background-color="transparent" loext:char-shading-value="0"/>
    </style:style>
    <style:style style:name="T51" style:family="text">
      <style:text-properties officeooo:rsid="002df09c"/>
    </style:style>
    <style:style style:name="T52" style:family="text">
      <style:text-properties officeooo:rsid="001533c2"/>
    </style:style>
    <style:style style:name="T53" style:family="text">
      <style:text-properties fo:color="#000000" style:font-name="Arial1" fo:font-style="italic" officeooo:rsid="003089dd" style:font-style-asian="italic" style:font-style-complex="italic"/>
    </style:style>
    <style:style style:name="T54" style:family="text">
      <style:text-properties fo:color="#000000" style:font-name="Arial1" officeooo:rsid="003089dd"/>
    </style:style>
    <style:style style:name="T55" style:family="text">
      <style:text-properties fo:color="#000000" style:font-name="Arial1" officeooo:rsid="0016e9a5"/>
    </style:style>
    <style:style style:name="T56" style:family="text">
      <style:text-properties fo:color="#000000" style:font-name="Arial1" officeooo:rsid="0034ecd5"/>
    </style:style>
    <style:style style:name="T57" style:family="text">
      <style:text-properties fo:color="#000000" style:font-name="Arial1" officeooo:rsid="00354208"/>
    </style:style>
    <style:style style:name="T58" style:family="text">
      <style:text-properties officeooo:rsid="002865d6"/>
    </style:style>
    <style:style style:name="T59" style:family="text">
      <style:text-properties officeooo:rsid="001a4f61"/>
    </style:style>
    <style:style style:name="T60" style:family="text">
      <style:text-properties officeooo:rsid="001b95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0445in" text:min-label-width="0.1965in"/>
      </text:list-level-style-bullet>
      <text:list-level-style-bullet text:level="2" text:style-name="Bullet_20_Symbols" style:num-suffix="." text:bullet-char="•">
        <style:list-level-properties text:space-before="1.5354in" text:min-label-width="0.1965in"/>
      </text:list-level-style-bullet>
      <text:list-level-style-bullet text:level="3" text:style-name="Bullet_20_Symbols" style:num-suffix="." text:bullet-char="•">
        <style:list-level-properties text:space-before="2.0264in" text:min-label-width="0.1965in"/>
      </text:list-level-style-bullet>
      <text:list-level-style-bullet text:level="4" text:style-name="Bullet_20_Symbols" style:num-suffix="." text:bullet-char="•">
        <style:list-level-properties text:space-before="2.5173in" text:min-label-width="0.1965in"/>
      </text:list-level-style-bullet>
      <text:list-level-style-bullet text:level="5" text:style-name="Bullet_20_Symbols" style:num-suffix="." text:bullet-char="•">
        <style:list-level-properties text:space-before="3.0083in" text:min-label-width="0.1965in"/>
      </text:list-level-style-bullet>
      <text:list-level-style-bullet text:level="6" text:style-name="Bullet_20_Symbols" style:num-suffix="." text:bullet-char="•">
        <style:list-level-properties text:space-before="3.4992in" text:min-label-width="0.1965in"/>
      </text:list-level-style-bullet>
      <text:list-level-style-bullet text:level="7" text:style-name="Bullet_20_Symbols" style:num-suffix="." text:bullet-char="•">
        <style:list-level-properties text:space-before="3.9902in" text:min-label-width="0.1965in"/>
      </text:list-level-style-bullet>
      <text:list-level-style-bullet text:level="8" text:style-name="Bullet_20_Symbols" style:num-suffix="." text:bullet-char="•">
        <style:list-level-properties text:space-before="4.4815in" text:min-label-width="0.1965in"/>
      </text:list-level-style-bullet>
      <text:list-level-style-bullet text:level="9" text:style-name="Bullet_20_Symbols" style:num-suffix="." text:bullet-char="•">
        <style:list-level-properties text:space-before="4.9724in" text:min-label-width="0.1965in"/>
      </text:list-level-style-bullet>
      <text:list-level-style-bullet text:level="10" text:style-name="Bullet_20_Symbols" style:num-suffix="." text:bullet-char="•">
        <style:list-level-properties text:space-before="5.46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Keith Booher</text:p>
      <text:p text:style-name="P29"><text:span text:style-name="T9">keith.booher</text:span><text:span text:style-name="T8">@</text:span><text:span text:style-name="T9">yahoo</text:span><text:span text:style-name="T8">.com | </text:span><text:span text:style-name="T9">512</text:span><text:span text:style-name="T8">-</text:span><text:span text:style-name="T9">653</text:span><text:span text:style-name="T8">-</text:span><text:span text:style-name="T9">5115</text:span><text:span text:style-name="T8"> | </text:span><text:span text:style-name="T9">Austin</text:span><text:span text:style-name="T8">, </text:span><text:span text:style-name="T9">Texas</text:span></text:p>
      <text:p text:style-name="P29"><text:span text:style-name="T11">LinkedIn:</text:span><text:span text:style-name="T49">https://www.linkedin.com/in/keith-booher-8250b715a/</text:span><text:span text:style-name="T47"> </text:span></text:p>
      <text:p text:style-name="P29"><text:span text:style-name="T11">Website:</text:span><text:span text:style-name="T49">https://keithbooher.github.io/Bootstrap-Portfolio/</text:span><text:span text:style-name="T11"> <text:s/></text:span></text:p>
      <text:p text:style-name="P30"><text:span text:style-name="T11"><text:tab/><text:tab/><text:tab/><text:tab/>Github:</text:span><text:span text:style-name="T49">https://github.com/keithbooher</text:span><text:span text:style-name="T47"> </text:span></text:p>
      <text:p text:style-name="P27"/>
      <text:p text:style-name="P7">TECHNICAL SKILLS </text:p>
      <text:p text:style-name="P19"><text:span text:style-name="T22">Node.Js, </text:span><text:span text:style-name="T23">M</text:span><text:span text:style-name="T24">oment.js</text:span><text:span text:style-name="T22">, JavaScript, jQuery, React.js, </text:span><text:span text:style-name="T25">Express, Passport, OAuth</text:span><text:span text:style-name="T22">, React Native, GIT, Github, MySQL, </text:span><text:span text:style-name="T26">Mongo, Canvas, Stripe</text:span><text:span text:style-name="T22">, Firebase, </text:span><text:span text:style-name="T26">Handlebars</text:span><text:span text:style-name="T22">, HTML, CSS, Bootstrap, </text:span><text:span text:style-name="T27">Restful </text:span><text:span text:style-name="T22">APIs, JSON, </text:span><text:span text:style-name="T28">C</text:span><text:span text:style-name="T22">ommand </text:span><text:span text:style-name="T28">L</text:span><text:span text:style-name="T22">ine, </text:span><text:span text:style-name="T25">C</text:span><text:span text:style-name="T22">omputer </text:span><text:span text:style-name="T25">S</text:span><text:span text:style-name="T22">cience </text:span><text:span text:style-name="T25">F</text:span><text:span text:style-name="T22">undamentals, </text:span><text:span text:style-name="T25">W</text:span><text:span text:style-name="T22">riting </text:span><text:span text:style-name="T25">W</text:span><text:span text:style-name="T22">ests, </text:span><text:span text:style-name="T29">150+ hours of scientific lab time</text:span><text:span text:style-name="T10"> </text:span></text:p>
      <text:p text:style-name="P9"/>
      <text:p text:style-name="P8">HIGHLIGHTS</text:p>
      <text:list xml:id="list120738491345279001" text:style-name="L1">
        <text:list-item>
          <text:p text:style-name="P10">Creative Design</text:p>
        </text:list-item>
        <text:list-item>
          <text:p text:style-name="P10">Usability expertise</text:p>
        </text:list-item>
        <text:list-item>
          <text:p text:style-name="P10">Complex problem solver</text:p>
        </text:list-item>
        <text:list-item>
          <text:p text:style-name="P10">Strong communication <text:span text:style-name="T51">and time management</text:span> skills</text:p>
        </text:list-item>
        <text:list-item>
          <text:p text:style-name="P11">Quick to pick up new software</text:p>
          <text:p text:style-name="P11"/>
        </text:list-item>
      </text:list>
      <text:p text:style-name="P23"><text:span text:style-name="T39">PROJECT</text:span><text:span text:style-name="T40">S</text:span></text:p>
      <text:p text:style-name="P24"><text:span text:style-name="T43">LetsGoCamping</text:span><text:span text:style-name="T42"> </text:span><text:span text:style-name="T50">|</text:span><text:span text:style-name="T42"> </text:span><text:span text:style-name="T44">UT Coding Bootcamp </text:span><text:span text:style-name="T45">Team Project</text:span></text:p>
      <text:p text:style-name="P17">Single-page web application for <text:span text:style-name="T52">finding campsites, acquiring weather info and suggested products related to conditions of the camping experience</text:span></text:p>
      <text:list xml:id="list5966370161408435990" text:style-name="L5">
        <text:list-item>
          <text:p text:style-name="P20"><text:span text:style-name="T41">Languages and technologies used</text:span><text:span text:style-name="T30">:</text:span><text:span text:style-name="T31"> </text:span><text:span text:style-name="T32">REST</text:span><text:span text:style-name="T31"> API's, Bootstrap, CSS, Jquery, </text:span><text:span text:style-name="T30">GitHub</text:span></text:p>
        </text:list-item>
      </text:list>
      <text:p text:style-name="P15"/>
      <text:p text:style-name="P24"><text:span text:style-name="T46">Shuteye</text:span><text:span text:style-name="T42"> </text:span><text:span text:style-name="T50">|</text:span><text:span text:style-name="T42"> </text:span><text:span text:style-name="T44">UT Coding Bootcamp </text:span><text:span text:style-name="T45">Team Project</text:span></text:p>
      <text:p text:style-name="P18">Social environment app where users can track logged naps and dream experiences as well as view other users experiences</text:p>
      <text:list xml:id="list232030344310491" text:continue-numbering="true" text:style-name="L5">
        <text:list-item>
          <text:p text:style-name="P31"><text:span text:style-name="T53">Languages and technologies used</text:span><text:span text:style-name="T54">:</text:span><text:span text:style-name="T55"> </text:span><text:span text:style-name="T56">Javascript, </text:span><text:span text:style-name="T57">Jquery</text:span><text:span text:style-name="T56">, Node.js, Express, </text:span><text:span text:style-name="T57">Cavas</text:span><text:span text:style-name="T56">, Handlebars, </text:span><text:span text:style-name="T57">MySql, CSS, HTML</text:span></text:p>
          <text:p text:style-name="P31"><text:span text:style-name="T57"/></text:p>
        </text:list-item>
      </text:list>
      <text:p text:style-name="P7">EXPERIENCE</text:p>
      <text:p text:style-name="P21"/>
      <text:p text:style-name="P23"><text:span text:style-name="T35">HEB </text:span><text:span text:style-name="T37">08</text:span><text:span text:style-name="T36">/</text:span><text:span text:style-name="T38">2011</text:span><text:span text:style-name="T36">-</text:span><text:span text:style-name="T38">8</text:span><text:span text:style-name="T36">/</text:span><text:span text:style-name="T38">2018</text:span></text:p>
      <text:p text:style-name="P14"><text:span text:style-name="T58">Perishables</text:span> <text:span text:style-name="T59">Specialist</text:span></text:p>
      <text:list xml:id="list4892936737155774721" text:style-name="L8">
        <text:list-item>
          <text:p text:style-name="P25"><text:span text:style-name="T19">P</text:span><text:span text:style-name="T20">resentation </text:span><text:span text:style-name="T21">and organization </text:span><text:span text:style-name="T20">consult</text:span><text:span text:style-name="T19">ant</text:span></text:p>
        </text:list-item>
        <text:list-item>
          <text:p text:style-name="P12">Managed team members and work load</text:p>
        </text:list-item>
        <text:list-item>
          <text:p text:style-name="P22"><text:span text:style-name="T33">Played an Important role in breaking</text:span><text:span text:style-name="T34"> nine sales records </text:span><text:span text:style-name="T33">at different stores</text:span><text:span text:style-name="T34"> </text:span></text:p>
        </text:list-item>
      </text:list>
      <text:p text:style-name="P3"/>
      <text:p text:style-name="P1">EDUCATION</text:p>
      <text:list xml:id="list5123651998586812302" text:style-name="L7">
        <text:list-item>
          <text:p text:style-name="P16">Trilogy Ed Full Stack Developer <text:span text:style-name="T60">Bootcamp</text:span> Certification</text:p>
        </text:list-item>
        <text:list-item>
          <text:p text:style-name="P13">Product design experience in STEM Academy</text:p>
        </text:list-item>
        <text:list-item>
          <text:p text:style-name="P4"><text:span text:style-name="T3">Austin Community College</text:span><text:span text:style-name="T4">, </text:span><text:span text:style-name="T3">Austin</text:span><text:span text:style-name="T4">, </text:span><text:span text:style-name="T3">Tx</text:span></text:p>
        </text:list-item>
      </text:list>
      <text:p text:style-name="P5"><text:span text:style-name="T1"><text:tab/><text:tab/>Earned </text:span><text:span text:style-name="T2">55</text:span><text:span text:style-name="T1"> credits towards </text:span><text:span text:style-name="T2">AAS Chemist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23:18:01.407000000</meta:creation-date>
    <dc:date>2018-08-02T23:20:28.098000000</dc:date>
    <meta:editing-duration>PT2M26S</meta:editing-duration>
    <meta:editing-cycles>1</meta:editing-cycles>
    <meta:document-statistic meta:table-count="0" meta:image-count="0" meta:object-count="0" meta:page-count="1" meta:paragraph-count="33" meta:word-count="213" meta:character-count="1613" meta:non-whitespace-character-count="1433"/>
    <meta:generator>LibreOffice/5.0.1.2$Windows_x86 LibreOffice_project/81898c9f5c0d43f3473ba111d7b351050be20261</meta:generator>
  </office:meta>
</office:document-meta>
</file>